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15975b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-color="#15975b" draw:textarea-horizontal-align="justify" draw:textarea-vertical-align="middle" draw:auto-grow-height="false" fo:min-height="0.75cm" fo:min-width="5.9cm"/>
    </style:style>
    <style:style style:name="gr4" style:family="graphic" style:parent-style-name="measure" style:list-style-name="L1">
      <style:graphic-properties draw:textarea-vertical-align="middle" draw:line-distance="0.4cm" draw:start-guide="0cm" draw:placing="below"/>
    </style:style>
    <style:style style:name="gr5" style:family="graphic" style:parent-style-name="standard">
      <style:graphic-properties draw:stroke="none" svg:stroke-color="#000000" draw:fill="none" draw:fill-color="#ffffff" fo:min-height="0.552cm"/>
    </style:style>
    <style:style style:name="gr6" style:family="graphic" style:parent-style-name="standard">
      <style:graphic-properties draw:stroke="none" svg:stroke-color="#000000" draw:fill="none" draw:fill-color="#ffffff" draw:textarea-horizontal-align="right" fo:min-height="0.552cm"/>
    </style:style>
    <style:style style:name="gr7" style:family="graphic" style:parent-style-name="standard">
      <style:graphic-properties svg:stroke-color="#000000" draw:fill-color="#0f7043" draw:textarea-horizontal-align="justify" draw:textarea-vertical-align="middle" draw:auto-grow-height="false" fo:min-height="0.75cm" fo:min-width="2.1cm"/>
    </style:style>
    <style:style style:name="gr8" style:family="graphic" style:parent-style-name="measure" style:list-style-name="L1">
      <style:graphic-properties draw:textarea-vertical-align="middle" draw:line-distance="0.3cm" draw:placing="below"/>
    </style:style>
    <style:style style:name="gr9" style:family="graphic" style:parent-style-name="measure" style:list-style-name="L1">
      <style:graphic-properties draw:textarea-vertical-align="middle" draw:line-distance="0.3cm" draw:placing="below"/>
    </style:style>
    <style:style style:name="gr10" style:family="graphic" style:parent-style-name="measure" style:list-style-name="L1">
      <style:graphic-properties draw:textarea-vertical-align="middle" draw:line-distance="0.3cm" draw:placing="below"/>
    </style:style>
    <style:style style:name="gr11" style:family="graphic" style:parent-style-name="standard">
      <style:graphic-properties svg:stroke-color="#000000" draw:fill="solid" draw:fill-color="#0f7043" draw:textarea-horizontal-align="justify" draw:textarea-vertical-align="middle" draw:auto-grow-height="false" fo:min-height="0.75cm" fo:min-width="3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15975b"/>
      <style:paragraph-properties fo:text-align="center"/>
      <style:text-properties fo: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f7043"/>
      <style:paragraph-properties fo:text-align="center"/>
      <style:text-properties fo:color="#ffffff"/>
    </style:style>
    <style:style style:name="P7" style:family="paragraph">
      <loext:graphic-properties draw:fill="solid" draw:fill-color="#0f7043"/>
      <style:paragraph-properties fo:text-align="center"/>
      <style:text-properties fo: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1.5cm" svg:x2="7.4cm" svg:y2="2.5cm">
          <text:p/>
        </draw:line>
        <draw:line draw:style-name="gr1" draw:text-style-name="P1" draw:layer="layout" svg:x1="14.5cm" svg:y1="1.5cm" svg:x2="10cm" svg:y2="2.5cm">
          <text:p/>
        </draw:line>
        <draw:custom-shape draw:style-name="gr2" draw:text-style-name="P3" draw:layer="layout" svg:width="8cm" svg:height="1cm" svg:x="10cm" svg:y="2.5cm">
          <text:p text:style-name="P2">RO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cm" svg:height="1cm" svg:x="1cm" svg:y="2.5cm">
          <text:p text:style-name="P2">RAM</text:p>
          <draw:enhanced-geometry svg:viewBox="0 0 21600 21600" draw:type="rectangle" draw:enhanced-path="M 0 0 L 21600 0 21600 21600 0 21600 0 0 Z N"/>
        </draw:custom-shape>
        <draw:measure draw:style-name="gr4" draw:text-style-name="P4" draw:layer="measurelines" svg:x1="1cm" svg:y1="3.4cm" svg:x2="18cm" svg:y2="3.4cm">
          <text:p text:style-name="P4"><text:span text:style-name="T1">16-bit </text:span><text:span text:style-name="T2">Address</text:span><text:span text:style-name="T1"> </text:span><text:span text:style-name="T2">Space</text:span></text:p>
        </draw:measure>
        <draw:frame draw:style-name="gr5" draw:text-style-name="P5" draw:layer="layout" svg:width="2.8cm" svg:height="0.806cm" svg:x="0cm" svg:y="3.898cm">
          <draw:text-box>
            <text:p><text:span text:style-name="T3">0x0000</text:span></text:p>
          </draw:text-box>
        </draw:frame>
        <draw:frame draw:style-name="gr6" draw:text-style-name="P5" draw:layer="layout" svg:width="2.8cm" svg:height="0.806cm" svg:x="16.2cm" svg:y="3.998cm">
          <draw:text-box>
            <text:p><text:span text:style-name="T3">0xFFFF</text:span></text:p>
          </draw:text-box>
        </draw:frame>
        <draw:custom-shape draw:style-name="gr7" draw:text-style-name="P6" draw:layer="layout" svg:width="2.6cm" svg:height="1cm" svg:x="7.4cm" svg:y="2.5cm">
          <text:p text:style-name="P2">MMIO</text:p>
          <draw:enhanced-geometry svg:viewBox="0 0 21600 21600" draw:type="rectangle" draw:enhanced-path="M 0 0 L 21600 0 21600 21600 0 21600 0 0 Z N"/>
        </draw:custom-shape>
        <draw:measure draw:style-name="gr8" draw:text-style-name="P4" draw:layer="measurelines" svg:x1="1cm" svg:y1="4.7cm" svg:x2="7.4cm" svg:y2="4.7cm">
          <text:p text:style-name="P4"><text:span text:style-name="T1">24 KiB</text:span></text:p>
        </draw:measure>
        <draw:measure draw:style-name="gr9" draw:text-style-name="P4" draw:layer="layout" svg:x1="10cm" svg:y1="4.7cm" svg:x2="18cm" svg:y2="4.7cm">
          <text:p text:style-name="P4"><text:span text:style-name="T1">30 KiB</text:span></text:p>
        </draw:measure>
        <draw:measure draw:style-name="gr10" draw:text-style-name="P4" draw:layer="layout" svg:x1="7.4cm" svg:y1="4.7cm" svg:x2="10cm" svg:y2="4.7cm">
          <text:p text:style-name="P4"/>
          <text:p text:style-name="P4"><text:span text:style-name="T1">10 KiB</text:span></text:p>
        </draw:measure>
        <draw:custom-shape draw:style-name="gr11" draw:text-style-name="P7" draw:layer="layout" svg:width="4cm" svg:height="1cm" svg:x="2.5cm" svg:y="0.5cm">
          <text:p text:style-name="P2">GPIO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1cm" svg:x="6.5cm" svg:y="0.5cm">
          <text:p text:style-name="P2">Sound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1cm" svg:x="10.5cm" svg:y="0.5cm">
          <text:p text:style-name="P2"><text:span text:style-name="T4">Graphic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11:46:28.599846365</meta:creation-date>
    <dc:date>2016-08-13T23:18:44.924463830</dc:date>
    <meta:editing-duration>PT4H36M18S</meta:editing-duration>
    <meta:editing-cycles>3</meta:editing-cycles>
    <meta:generator>LibreOffice/5.1.4.2$Linux_X86_64 LibreOffice_project/10m0$Build-2</meta:generator>
    <meta:document-statistic meta:object-count="14"/>
  </office:meta>
</office:document-meta>
</file>